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wels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̀</text:p>
          </table:table-cell>
          <table:table-cell office:value-type="string" calcext:value-type="string">
            <text:p>̄</text:p>
          </table:table-cell>
          <table:table-cell office:value-type="string" calcext:value-type="string">
            <text:p>́</text:p>
          </table:table-cell>
          <table:table-cell office:value-type="string" calcext:value-type="string">
            <text:p>̋</text:p>
          </table:table-cell>
          <table:table-cell/>
        </table:table-row>
        <table:table-row table:style-name="ro1">
          <table:table-cell office:value-type="string" calcext:value-type="string">
            <text:p>vowels</text:p>
          </table:table-cell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formula="of:=[.$A3]&amp;[.C$1]" office:value-type="string" office:string-value="ì" calcext:value-type="string">
            <text:p>ì</text:p>
          </table:table-cell>
          <table:table-cell table:formula="of:=[.$A3]&amp;[.D$1]" office:value-type="string" office:string-value="ī" calcext:value-type="string">
            <text:p>ī</text:p>
          </table:table-cell>
          <table:table-cell table:formula="of:=[.$A3]&amp;[.E$1]" office:value-type="string" office:string-value="í" calcext:value-type="string">
            <text:p>í</text:p>
          </table:table-cell>
          <table:table-cell table:formula="of:=[.$A3]&amp;[.F$1]" office:value-type="string" office:string-value="i̋" calcext:value-type="string">
            <text:p>i̋</text:p>
          </table:table-cell>
          <table:table-cell table:formula="of:=[.$A3]&amp;[.G$1]" office:value-type="string" office:string-value="i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i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y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o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a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ɘ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ɞ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ɐ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ɯ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ɔ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ɑ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ɒ</text:p>
          </table:table-cell>
          <table:table-cell table:number-columns-repeated="6"/>
        </table:table-row>
      </table:table>
      <table:table table:name="consonants" table:style-name="ta1">
        <table:table-column table:style-name="co1" table:default-cell-style-name="Default"/>
        <table:table-column table:style-name="co4" table:number-columns-repeated="16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ʙ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ɸ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ʐ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ʝ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ɣ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Rowbory</meta:initial-creator>
    <meta:creation-date>2024-06-14T11:59:14.702189268</meta:creation-date>
    <dc:date>2024-06-17T13:21:50.932117466</dc:date>
    <dc:creator>David Rowbory</dc:creator>
    <meta:editing-duration>P3DT1H5S</meta:editing-duration>
    <meta:editing-cycles>3</meta:editing-cycles>
    <meta:generator>LibreOffice/24.2.4.2$MacOSX_X86_64 LibreOffice_project/51a6219feb6075d9a4c46691dcfe0cd9c4fff3c2</meta:generator>
    <meta:document-statistic meta:table-count="3" meta:cell-count="74" meta:object-count="0"/>
  </office:meta>
</office:document-meta>
</file>